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391190" officeooo:paragraph-rsid="00391190" style:font-size-asian="12.25pt" style:font-size-complex="14pt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bfec6" officeooo:paragraph-rsid="001c3974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4b0c14" officeooo:paragraph-rsid="004b0c14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4b0c14" officeooo:paragraph-rsid="004b3edb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4b3edb" officeooo:paragraph-rsid="004b3edb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weight="normal" officeooo:rsid="004ed092" officeooo:paragraph-rsid="004b3edb" style:font-weight-asian="normal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weight="normal" officeooo:rsid="0050b9b5" officeooo:paragraph-rsid="0050b9b5" style:font-weight-asian="normal" style:font-weight-complex="normal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50b9b5" officeooo:paragraph-rsid="0050b9b5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51058c" officeooo:paragraph-rsid="0051058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533ac1" officeooo:paragraph-rsid="00533ac1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533ac1" officeooo:paragraph-rsid="0050b9b5"/>
    </style:style>
    <style:style style:name="P16" style:family="paragraph" style:parent-style-name="Subtitle">
      <style:text-properties officeooo:rsid="00391190"/>
    </style:style>
    <style:style style:name="P17" style:family="paragraph" style:parent-style-name="Subtitle">
      <style:text-properties officeooo:rsid="00391190" officeooo:paragraph-rsid="00391190"/>
    </style:style>
    <style:style style:name="P18" style:family="paragraph" style:parent-style-name="Text_20_body">
      <style:text-properties officeooo:rsid="00391190" officeooo:paragraph-rsid="00391190"/>
    </style:style>
    <style:style style:name="P19" style:family="paragraph" style:parent-style-name="Text_20_body">
      <style:text-properties officeooo:rsid="0024914d" officeooo:paragraph-rsid="0024914d"/>
    </style:style>
    <style:style style:name="P20" style:family="paragraph" style:parent-style-name="Text_20_body">
      <style:text-properties fo:color="#ff3333"/>
    </style:style>
    <style:style style:name="P21" style:family="paragraph" style:parent-style-name="Text_20_body">
      <style:text-properties officeooo:paragraph-rsid="00391190"/>
    </style:style>
    <style:style style:name="P22" style:family="paragraph" style:parent-style-name="Text_20_body">
      <style:text-properties officeooo:paragraph-rsid="0050b9b5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6" style:family="paragraph" style:parent-style-name="Title" style:master-page-name="Textual_20_elements">
      <style:paragraph-properties style:page-number="1"/>
    </style:style>
    <style:style style:name="P27" style:family="paragraph" style:parent-style-name="Title" style:master-page-name="Textual_20_elements">
      <style:paragraph-properties style:page-number="auto"/>
    </style:style>
    <style:style style:name="P28" style:family="paragraph" style:parent-style-name="Title" style:master-page-name="Textual_20_elements">
      <style:paragraph-properties style:page-number="auto"/>
      <style:text-properties officeooo:rsid="00391190" officeooo:paragraph-rsid="00391190"/>
    </style:style>
    <style:style style:name="P29" style:family="paragraph" style:parent-style-name="Title">
      <style:paragraph-properties fo:break-before="page"/>
      <style:text-properties officeooo:rsid="0050b9b5" officeooo:paragraph-rsid="0050b9b5"/>
    </style:style>
    <style:style style:name="P30" style:family="paragraph" style:parent-style-name="Title">
      <style:paragraph-properties fo:break-before="page"/>
      <style:text-properties officeooo:rsid="005f6299" officeooo:paragraph-rsid="005f6299"/>
    </style:style>
    <style:style style:name="P31" style:family="paragraph" style:parent-style-name="Text_20_body" style:list-style-name="L4"/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P37" style:family="paragraph" style:parent-style-name="Text_20_body" style:list-style-name="L9">
      <style:text-properties officeooo:rsid="004b0c14" officeooo:paragraph-rsid="004b0c14"/>
    </style:style>
    <style:style style:name="P38" style:family="paragraph" style:parent-style-name="Text_20_body" style:list-style-name="L10">
      <style:text-properties fo:font-weight="normal" officeooo:rsid="0050b9b5" officeooo:paragraph-rsid="0050b9b5" style:font-weight-asian="normal" style:font-weight-complex="normal"/>
    </style:style>
    <style:style style:name="P39" style:family="paragraph" style:parent-style-name="Text_20_body" style:list-style-name="L10">
      <style:text-properties fo:font-weight="normal" officeooo:rsid="0051058c" officeooo:paragraph-rsid="0051058c" style:font-weight-asian="normal" style:font-weight-complex="normal"/>
    </style:style>
    <style:style style:name="P40" style:family="paragraph" style:parent-style-name="Text_20_body" style:list-style-name="L10">
      <style:text-properties officeooo:rsid="0050b9b5" officeooo:paragraph-rsid="0050b9b5"/>
    </style:style>
    <style:style style:name="P41" style:family="paragraph" style:parent-style-name="Text_20_body" style:list-style-name="L10">
      <style:text-properties officeooo:rsid="0051058c" officeooo:paragraph-rsid="0051058c"/>
    </style:style>
    <style:style style:name="P42" style:family="paragraph" style:parent-style-name="Text_20_body">
      <style:text-properties officeooo:paragraph-rsid="005f6299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weight="normal" officeooo:rsid="0050b9b5" officeooo:paragraph-rsid="0050b9b5" style:font-weight-asian="normal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5736c5" officeooo:paragraph-rsid="005736c5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5f6299" officeooo:paragraph-rsid="005f6299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190"/>
    </style:style>
    <style:style style:name="T2" style:family="text">
      <style:text-properties officeooo:rsid="00059b90"/>
    </style:style>
    <style:style style:name="T3" style:family="text">
      <style:text-properties officeooo:rsid="00059c2e"/>
    </style:style>
    <style:style style:name="T4" style:family="text">
      <style:text-properties fo:color="#3465a4"/>
    </style:style>
    <style:style style:name="T5" style:family="text">
      <style:text-properties officeooo:rsid="003eeb9b"/>
    </style:style>
    <style:style style:name="T6" style:family="text">
      <style:text-properties officeooo:rsid="004056d2"/>
    </style:style>
    <style:style style:name="T7" style:family="text">
      <style:text-properties officeooo:rsid="0040d0d9"/>
    </style:style>
    <style:style style:name="T8" style:family="text">
      <style:text-properties officeooo:rsid="0043a529"/>
    </style:style>
    <style:style style:name="T9" style:family="text">
      <style:text-properties officeooo:rsid="0044a3e9"/>
    </style:style>
    <style:style style:name="T10" style:family="text">
      <style:text-properties officeooo:rsid="0046d179"/>
    </style:style>
    <style:style style:name="T11" style:family="text">
      <style:text-properties officeooo:rsid="00488509"/>
    </style:style>
    <style:style style:name="T12" style:family="text">
      <style:text-properties officeooo:rsid="004948ca"/>
    </style:style>
    <style:style style:name="T13" style:family="text">
      <style:text-properties officeooo:rsid="004a7897"/>
    </style:style>
    <style:style style:name="T14" style:family="text">
      <style:text-properties officeooo:rsid="004b0c14"/>
    </style:style>
    <style:style style:name="T15" style:family="text">
      <style:text-properties officeooo:rsid="004b3ed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b3edb" style:font-weight-asian="bold" style:font-weight-complex="bold"/>
    </style:style>
    <style:style style:name="T18" style:family="text">
      <style:text-properties fo:font-weight="bold" officeooo:rsid="004c57af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c57af" style:font-weight-asian="normal" style:font-weight-complex="normal"/>
    </style:style>
    <style:style style:name="T21" style:family="text">
      <style:text-properties fo:font-weight="normal" officeooo:rsid="004dbb28" style:font-weight-asian="normal" style:font-weight-complex="normal"/>
    </style:style>
    <style:style style:name="T22" style:family="text">
      <style:text-properties fo:font-weight="normal" officeooo:rsid="004ed092" style:font-weight-asian="normal" style:font-weight-complex="normal"/>
    </style:style>
    <style:style style:name="T23" style:family="text">
      <style:text-properties fo:font-weight="normal" officeooo:rsid="0051058c" style:font-weight-asian="normal" style:font-weight-complex="normal"/>
    </style:style>
    <style:style style:name="T24" style:family="text">
      <style:text-properties officeooo:rsid="00518903"/>
    </style:style>
    <style:style style:name="T25" style:family="text">
      <style:text-properties officeooo:rsid="0054c8dc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REQUISITOS</text:span>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Sumário</text:p>
          </text:index-title>
          <text:p text:style-name="P24"><text:a xlink:type="simple" xlink:href="#__RefHeading__2065_2051713974" text:style-name="Index_20_Link" text:visited-style-name="Index_20_Link">1 Informações<text:tab/>1</text:a></text:p>
          <text:p text:style-name="P25"><text:a xlink:type="simple" xlink:href="#__RefHeading__708_121741837" text:style-name="Index_20_Link" text:visited-style-name="Index_20_Link">1.1 Datas<text:tab/>1</text:a></text:p>
          <text:p text:style-name="P25"><text:a xlink:type="simple" xlink:href="#__RefHeading__710_121741837" text:style-name="Index_20_Link" text:visited-style-name="Index_20_Link">1.2 Pontos<text:tab/>1</text:a></text:p>
          <text:p text:style-name="P25"><text:a xlink:type="simple" xlink:href="#__RefHeading__712_121741837" text:style-name="Index_20_Link" text:visited-style-name="Index_20_Link">1.3 Contatos<text:tab/>1</text:a></text:p>
          <text:p text:style-name="P24"><text:a xlink:type="simple" xlink:href="#__RefHeading__2067_2051713974" text:style-name="Index_20_Link" text:visited-style-name="Index_20_Link">2 dicas<text:tab/>2</text:a></text:p>
          <text:p text:style-name="P24"><text:a xlink:type="simple" xlink:href="#__RefHeading__2182_2051713974" text:style-name="Index_20_Link" text:visited-style-name="Index_20_Link">3 tcc1 – Pré-projeto<text:tab/>3</text:a></text:p>
          <text:p text:style-name="P25"><text:a xlink:type="simple" xlink:href="#__RefHeading__714_121741837" text:style-name="Index_20_Link" text:visited-style-name="Index_20_Link">3.1 Organização do pré-projeto<text:tab/>3</text:a></text:p>
          <text:p text:style-name="P25"><text:a xlink:type="simple" xlink:href="#__RefHeading__716_121741837" text:style-name="Index_20_Link" text:visited-style-name="Index_20_Link">3.2 Quadro teórico<text:tab/>4</text:a></text:p>
          <text:p text:style-name="P25"><text:a xlink:type="simple" xlink:href="#__RefHeading__718_121741837" text:style-name="Index_20_Link" text:visited-style-name="Index_20_Link">3.3 Quadro metodológico<text:tab/>4</text:a></text:p>
          <text:p text:style-name="P24"><text:a xlink:type="simple" xlink:href="#__RefHeading__520_2054553873" text:style-name="Index_20_Link" text:visited-style-name="Index_20_Link">4 Formatação<text:tab/>5</text:a></text:p>
          <text:p text:style-name="P24"><text:a xlink:type="simple" xlink:href="#__RefHeading__635_1111917065" text:style-name="Index_20_Link" text:visited-style-name="Index_20_Link">5 Quadro teórico<text:tab/>7</text:a></text:p>
        </text:index-body>
      </text:table-of-content>
      <text:p text:style-name="P3"/>
      <text:list xml:id="list7900908981498716260" text:style-name="Numbering_20_2">
        <text:list-item>
          <text:h text:style-name="P26" text:outline-level="1"><text:bookmark-start text:name="__RefHeading__2065_2051713974"/><text:s/><text:span text:style-name="T8">Informações</text:span><text:bookmark-end text:name="__RefHeading__2065_2051713974"/></text:h>
        </text:list-item>
      </text:list>
      <text:p text:style-name="P2"/>
      <text:p text:style-name="P2"/>
      <text:p text:style-name="P2"/>
      <text:h text:style-name="P17" text:outline-level="2"><text:bookmark-start text:name="__RefHeading__708_121741837"/>1.1 Datas<text:bookmark-end text:name="__RefHeading__708_121741837"/></text:h>
      <text:p text:style-name="P18"/>
      <text:p text:style-name="P19"/>
      <text:p text:style-name="P20">09/12/2014: definição dos alunos e temas.</text:p>
      <text:p text:style-name="P20">10/12/2014: área, delimitação, justificativa, objetivo geral e objetivo específico.</text:p>
      <text:p text:style-name="Text_20_body"><text:span text:style-name="T2">28/01/2014: p</text:span>rimeira entrega.</text:p>
      <text:p text:style-name="Text_20_body">11/02/2014: entrega.</text:p>
      <text:p text:style-name="Text_20_body"/>
      <text:p text:style-name="Text_20_body"/>
      <text:h text:style-name="P17" text:outline-level="2"><text:bookmark-start text:name="__RefHeading__710_121741837"/>1.2 Pontos<text:bookmark-end text:name="__RefHeading__710_121741837"/></text:h>
      <text:p text:style-name="P18"/>
      <text:p text:style-name="P18"/>
      <text:p text:style-name="Text_20_body">10 <text:span text:style-name="T9">pontos</text:span> <text:span text:style-name="T3">= </text:span>Pré-projeto.</text:p>
      <text:p text:style-name="Text_20_body">10 <text:span text:style-name="T9">pontos</text:span> <text:span text:style-name="T3">= </text:span>Introdução / Objetivo / Justificativa.</text:p>
      <text:p text:style-name="P21">10 <text:span text:style-name="T9">pontos</text:span> = Quadro teórico / Quadro metodológico</text:p>
      <text:p text:style-name="P21"/>
      <text:p text:style-name="P21"/>
      <text:h text:style-name="P16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 text:visited-style-name="Visited_20_Internet_20_Link"><text:span text:style-name="T4">joelma.faria@uol.com.br</text:span></text:a> </text:p>
      <text:list xml:id="list192627505167977" text:continue-numbering="true" text:style-name="Numbering_20_2">
        <text:list-item>
          <text:h text:style-name="P28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7914306605623428061" text:style-name="L4">
        <text:list-item>
          <text:p text:style-name="P31">Cronograma</text:p>
        </text:list-item>
        <text:list-item>
          <text:p text:style-name="P31">Contínuo/rotina</text:p>
        </text:list-item>
        <text:list-item>
          <text:p text:style-name="P31">Leitura/escrita</text:p>
        </text:list-item>
        <text:list-item>
          <text:p text:style-name="P31">Organização</text:p>
        </text:list-item>
        <text:list-item>
          <text:p text:style-name="P31">Originalidade</text:p>
        </text:list-item>
      </text:list>
      <text:list xml:id="list192627508178921" text:continue-list="list192627505167977" text:style-name="Numbering_20_2">
        <text:list-item>
          <text:h text:style-name="P27" text:outline-level="1"><text:bookmark-start text:name="__RefHeading__2182_2051713974"/><text:s/><text:span text:style-name="T1">tcc1 – Pré-projeto</text:span><text:bookmark-end text:name="__RefHeading__2182_2051713974"/></text:h>
        </text:list-item>
      </text:list>
      <text:p text:style-name="P2"/>
      <text:p text:style-name="P2"/>
      <text:p text:style-name="P2"/>
      <text:list xml:id="list3620199207875055669" text:style-name="L5">
        <text:list-item>
          <text:p text:style-name="P32">Primeira organização do que está pensando em trabalhar, de 5 a 8 páginas, fonte Times, tamanho 12, título 14 e espaçamento 1/2.</text:p>
        </text:list-item>
        <text:list-item>
          <text:p text:style-name="P32">Apresentação do tema: especificar qual é a área, e o que <text:span text:style-name="T10">nessa área</text:span> será especificado, exemplo: área de Java EE especificando modularização de software OSGi. </text:p>
        </text:list-item>
        <text:list-item>
          <text:p text:style-name="P32">Trazer autores sobre o tema escolhido, escrevendo suas opiniões.</text:p>
        </text:list-item>
        <text:list-item>
          <text:p text:style-name="P32">Procurar trabalhos que já foram feitos sobre o assunto para leitura do abstract (3 trabalhos<text:span text:style-name="T10"> – </text:span>TCCs, dissertações e testes em bibliotecas, sites referenciados com aspectos científicos, como <text:span text:style-name="T10">G</text:span>oogle acadêmico, portal de periódicos da CAPES, Século, Ebsco). Depois de pesquisar escrever a proposta do seu trabalho. </text:p>
        </text:list-item>
        <text:list-item>
          <text:p text:style-name="P32">Fazer a justificativa, motivos e razões para essa pesquisa. Usar argumentos que torna utilizável seu projeto, qual a relevância social, acadêmica, profissional.</text:p>
        </text:list-item>
        <text:list-item>
          <text:p text:style-name="P32">Objetivos.</text:p>
        </text:list-item>
        <text:list-item>
          <text:p text:style-name="P32">Projeto de pesquisa</text:p>
        </text:list-item>
      </text:list>
      <text:p text:style-name="Text_20_body"/>
      <text:p text:style-name="Text_20_body"/>
      <text:h text:style-name="P17" text:outline-level="2"><text:bookmark-start text:name="__RefHeading__714_121741837"/>3.1 Organização do <text:span text:style-name="T11">pré-projeto</text:span><text:bookmark-end text:name="__RefHeading__714_121741837"/></text:h>
      <text:p text:style-name="P18"/>
      <text:p text:style-name="P18"/>
      <text:list xml:id="list3363799336176430631" text:style-name="L6">
        <text:list-item>
          <text:p text:style-name="P33">Introdução </text:p>
        </text:list-item>
        <text:list-item>
          <text:p text:style-name="P33">Objetivo </text:p>
          <text:list>
            <text:list-item>
              <text:p text:style-name="P33">Objetivo geral</text:p>
            </text:list-item>
            <text:list-item>
              <text:p text:style-name="P33">Objetivo <text:span text:style-name="T12">específico</text:span></text:p>
            </text:list-item>
          </text:list>
        </text:list-item>
        <text:list-item>
          <text:p text:style-name="P33">Justificativa </text:p>
        </text:list-item>
        <text:list-item>
          <text:p text:style-name="P33">Quadro teórico</text:p>
        </text:list-item>
        <text:list-item>
          <text:p text:style-name="P33">Quadro metodológico</text:p>
        </text:list-item>
      </text:list>
      <text:p text:style-name="Text_20_body"/>
      <text:p text:style-name="Text_20_body"/>
      <text:h text:style-name="P17" text:outline-level="2"><text:bookmark-start text:name="__RefHeading__716_121741837"/><text:soft-page-break/>3.2 Quadro teórico<text:bookmark-end text:name="__RefHeading__716_121741837"/></text:h>
      <text:p text:style-name="P18"/>
      <text:p text:style-name="P18"/>
      <text:list xml:id="list4363178580836303411" text:style-name="L7">
        <text:list-item>
          <text:p text:style-name="P34">Apresentar as <text:span text:style-name="T12">teorias</text:span> que serão usadas, por exemplo, java, cloud. Descrever o que é <text:span text:style-name="T12">definições</text:span> e resultados das teorias envolvidas no trabalho. </text:p>
        </text:list-item>
      </text:list>
      <text:list xml:id="list2646008063544318724" text:style-name="L8">
        <text:list-item>
          <text:p text:style-name="P35">Autores fundantes<text:span text:style-name="T7"> – </text:span>2/3 autores </text:p>
        </text:list-item>
        <text:list-item>
          <text:p text:style-name="P35">Citações diretas<text:span text:style-name="T7"> – </text:span>exemplificativa, em uma frase define o que é. </text:p>
        </text:list-item>
        <text:list-item>
          <text:p text:style-name="P35">Citações indiretas<text:span text:style-name="T7"> – </text:span>explicativas, com base em um livro <text:span text:style-name="T12">você</text:span> explica o assunto. </text:p>
        </text:list-item>
        <text:list-item>
          <text:p text:style-name="P35">2 páginas</text:p>
        </text:list-item>
      </text:list>
      <text:p text:style-name="Text_20_body"/>
      <text:p text:style-name="Text_20_body"/>
      <text:h text:style-name="P17" text:outline-level="2"><text:bookmark-start text:name="__RefHeading__718_121741837"/>3.3 Quadro metodológico<text:bookmark-end text:name="__RefHeading__718_121741837"/></text:h>
      <text:p text:style-name="P18"/>
      <text:p text:style-name="P18"/>
      <text:list xml:id="list108160881258951643" text:style-name="L9">
        <text:list-item>
          <text:p text:style-name="P36">Tipo de pesquisa (fazer uma das duas, falar no pré-projeto, definir e justificar): </text:p>
          <text:list>
            <text:list-item>
              <text:p text:style-name="P36">Pesquisa aplicada: desenvolver um produto real, <text:span text:style-name="T13">palpável</text:span>, que tem uma finalidade prática que pode ser aplicado em determinado contexto. Se será aplicado ou não é outra coisa. </text:p>
            </text:list-item>
            <text:list-item>
              <text:p text:style-name="P36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36">Contexto de pesquisa: Onde esse trabalho pode ser usado em geral (pesquisa aplicado) ou onde pode ser usado específico (pesquisa de intervenção).</text:p>
        </text:list-item>
        <text:list-item>
          <text:p text:style-name="P37">Participantes: participantes do projeto com o orientador</text:p>
        </text:list-item>
        <text:list-item>
          <text:p text:style-name="P36"><text:span text:style-name="T6">Instrumentos</text:span> (o que será usado para dar um start no projeto, dizer quais são os instrumentos e por quê?): </text:p>
          <text:list>
            <text:list-item>
              <text:p text:style-name="P36"><text:span text:style-name="T6">Questionários</text:span> </text:p>
            </text:list-item>
            <text:list-item>
              <text:p text:style-name="P36">Entrevistas </text:p>
            </text:list-item>
            <text:list-item>
              <text:p text:style-name="P36">Reuniões</text:p>
            </text:list-item>
          </text:list>
        </text:list-item>
        <text:list-item>
          <text:p text:style-name="P36">Procedimentos: </text:p>
          <text:list>
            <text:list-item>
              <text:p text:style-name="P36"><text:span text:style-name="T6">Passo a passo</text:span>, contar o que imaginamos para fazer o projeto, colocando em itens começados por verbos.</text:p>
            </text:list-item>
          </text:list>
        </text:list-item>
        <text:list-item>
          <text:p text:style-name="P36"><text:soft-page-break/>Cronograma: </text:p>
          <text:list>
            <text:list-item>
              <text:p text:style-name="P36">O que pretende-se fazer e quando. Pré-projeto: <text:span text:style-name="T6">f</text:span>evereiro <text:span text:style-name="T7">a junho</text:span>.</text:p>
            </text:list-item>
          </text:list>
        </text:list-item>
        <text:list-item>
          <text:p text:style-name="P36">Orçamento: </text:p>
          <text:list>
            <text:list-item>
              <text:p text:style-name="P36">Fazer um orçamento, estimativa de gastos com livros, papéis, etc<text:span text:style-name="T7">…</text:span> o que imagina que <text:span text:style-name="T7">gastaremos</text:span>.</text:p>
            </text:list-item>
          </text:list>
        </text:list-item>
        <text:list-item>
          <text:p text:style-name="P36">Referências</text:p>
        </text:list-item>
      </text:list>
      <text:p text:style-name="Text_20_body"/>
      <text:p text:style-name="Text_20_body"/>
      <text:p text:style-name="Text_20_body"/>
      <text:list xml:id="list192627550171819" text:continue-list="list192627508178921" text:style-name="Numbering_20_2">
        <text:list-item>
          <text:h text:style-name="Title" text:outline-level="1"><text:bookmark-start text:name="__RefHeading__520_2054553873"/><text:s/><text:span text:style-name="T14">Formatação</text:span>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7">→<text:span text:style-name="T15"> </text:span><text:span text:style-name="T16">Impressão entrega oficial:</text:span> A4 / branco / anverso</text:p>
      <text:p text:style-name="P7">→<text:span text:style-name="T15"> </text:span><text:span text:style-name="T16">Margem </text:span><text:span text:style-name="T17">para entregas normais</text:span><text:span text:style-name="T16">:</text:span> <text:span text:style-name="T15">s</text:span>uperior (3), esquerda (3), inferior (2), direita (2)</text:p>
      <text:p text:style-name="P8"><text:span text:style-name="T16">→</text:span><text:span text:style-name="T17"> </text:span><text:span text:style-name="T16">Margem </text:span><text:span text:style-name="T17">para entrega final com capa dura</text:span><text:span text:style-name="T16">:</text:span> <text:span text:style-name="T15">s</text:span>uperior (3), esquerda (<text:span text:style-name="T15">4</text:span>), inferior (2), direita (2).</text:p>
      <text:p text:style-name="P8">→<text:span text:style-name="T15"> </text:span><text:span text:style-name="T17">Fonte:</text:span><text:span text:style-name="T15"> Times New Roman</text:span></text:p>
      <text:p text:style-name="P8">→<text:span text:style-name="T15"> </text:span><text:span text:style-name="T17">Título:</text:span><text:span text:style-name="T15"> tamanho 14</text:span></text:p>
      <text:p text:style-name="P8">→<text:span text:style-name="T15"> </text:span><text:span text:style-name="T17">Subtítulos / corpo do texto:</text:span><text:span text:style-name="T15"> tamanho 12</text:span></text:p>
      <text:p text:style-name="P8">→<text:span text:style-name="T15"> </text:span><text:span text:style-name="T17">Citação diretas longas:</text:span><text:span text:style-name="T15"> tamanho 10</text:span></text:p>
      <text:p text:style-name="P9">→ <text:span text:style-name="T16">Nota de rodapé: </text:span>tamanho 8</text:p>
      <text:p text:style-name="P9">→ <text:span text:style-name="T16">Capa:</text:span> nomes dos alunos, instituição, local e data tamanho 14; título do trabalho tamanho 16; todo o texto da capa com caixa alta, negrito, espaçamento simples e centralizado.</text:p>
      <text:p text:style-name="P9">→ <text:span text:style-name="T16">Contra capa: </text:span><text:span text:style-name="T19">fonte 12, espaçamento simples, justificado. Inicia após dois enters do títulos. Pressiona três enters e começa a escrever.</text:span></text:p>
      <text:p text:style-name="P9">→ <text:span text:style-name="T16">Corpo do texto: </text:span><text:span text:style-name="T19">espaçamento 1 e meio, texto justificado, títulos alinhados à esquerda</text:span></text:p>
      <text:p text:style-name="P9"><text:span text:style-name="T19"><text:tab/>→</text:span><text:span text:style-name="T22"> Títulos: caixa alta/negrito;</text:span></text:p>
      <text:p text:style-name="P10"><text:tab/>→ Subtítulos: 1ª letra maiúscula/negrito</text:p>
      <text:p text:style-name="P10"><text:tab/>→ Palavras estrangeiras: itálico.</text:p>
      <text:p text:style-name="P9"><text:span text:style-name="T22"><text:tab/>→ Siglas: primeiro extenso e depois a sigla. Quando for mais de uma sigla, diz somente a primeira e depois em nota de rodapé. Ainda pode colocar uma lista de siglas.</text:span></text:p>
      <text:p text:style-name="P9"><text:soft-page-break/><text:span text:style-name="T19">→ </text:span><text:span text:style-name="T16">Legenda de figuras: </text:span><text:span text:style-name="T19">centralizado com a figura, fonte tamanho 8</text:span></text:p>
      <text:p text:style-name="P9"><text:span text:style-name="T19">→ </text:span><text:span text:style-name="T16">Paginação: </text:span><text:span text:style-name="T19">canto inferior direito, inicia com 1 na contra capa, </text:span><text:span text:style-name="T20">número da página só aparece da 2ª página da introdução. Página que abre capítulo exibe o número.</text:span></text:p>
      <text:p text:style-name="P9"><text:span text:style-name="T20">→ </text:span><text:span text:style-name="T18">Referências: </text:span><text:span text:style-name="T20">Sem nº de indicação de capitulo; alinhadas a esquerda; espaçamento simples; 1 enter entre obras; em ordem alfabética pelo sobrenome; </text:span><text:span text:style-name="T21">se houver obras do mesmo autor deve ser ordenado do mais atual para a mais antiga;</text:span></text:p>
      <text:list xml:id="list192627561153425" text:continue-numbering="true" text:style-name="Numbering_20_2">
        <text:list-item>
          <text:h text:style-name="P29" text:outline-level="1"><text:bookmark-start text:name="__RefHeading__635_1111917065"/><text:span text:style-name="T21"><text:s/>Q</text:span><text:span text:style-name="T19">uadro teórico</text:span><text:bookmark-end text:name="__RefHeading__635_1111917065"/></text:h>
        </text:list-item>
      </text:list>
      <text:p text:style-name="P22"/>
      <text:p text:style-name="P22"/>
      <text:p text:style-name="P22"/>
      <text:p text:style-name="P11">Semana 3 - Quadro teórico </text:p>
      <text:p text:style-name="P11">Semana 4 - Quadro teórico </text:p>
      <text:p text:style-name="P12"><text:span text:style-name="T19">Semana 5 - Orientações </text:span><text:span text:style-name="T19"><office:annotation><dc:creator>Felipe Rodrigues</dc:creator><dc:date>2015-02-21T14:06:51</dc:date><text:list text:style-name=""><text:list-item><text:p text:style-name="P46"><text:span text:style-name="T26">Semanas 3, 4, 5 são de estudos</text:span></text:p></text:list-item></text:list></office:annotation></text:span></text:p>
      <text:p text:style-name="P11">Semana 6 - Entrega QT<office:annotation><dc:creator>Felipe Rodrigues</dc:creator><dc:date>2015-02-21T14:07:08</dc:date><text:list text:continue-numbering="true" text:style-name=""><text:list-item><text:p text:style-name="P46"><text:span text:style-name="T26">Entrega dia 12/03/2015</text:span></text:p></text:list-item></text:list></office:annotation></text:p>
      <text:p text:style-name="P15"/>
      <text:p text:style-name="P12"/>
      <text:p text:style-name="P12"/>
      <text:p text:style-name="P11">Composição do quadro teórico: </text:p>
      <text:p text:style-name="P11"/>
      <text:list xml:id="list1406890981560277809" text:style-name="L10">
        <text:list-item>
          <text:p text:style-name="P38">Teorias de base para o desenvolvimento do produto; </text:p>
        </text:list-item>
        <text:list-item>
          <text:p text:style-name="P38">Linguagens, tecnologias e conhecimentos que embasam o trabalho; </text:p>
        </text:list-item>
        <text:list-item>
          <text:p text:style-name="P38">Dividir em seções; </text:p>
        </text:list-item>
        <text:list-item>
          <text:p text:style-name="P38">Ordem hierárquica, quando possível;</text:p>
        </text:list-item>
        <text:list-item>
          <text:p text:style-name="P40"><text:span text:style-name="T19">20 páginas </text:span><text:span text:style-name="T23">todo o projeto,</text:span><text:span text:style-name="T19"> tendo de 5 a 8 páginas o quadro teórico;</text:span></text:p>
        </text:list-item>
        <text:list-item>
          <text:p text:style-name="P39">Começar seções pelo histórico;</text:p>
        </text:list-item>
        <text:list-item>
          <text:p text:style-name="P39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39">Autores relvantes (3 autores);</text:p>
        </text:list-item>
        <text:list-item>
          <text:p text:style-name="P41">Usar mais as citações <text:span text:style-name="T16">indiretas</text:span> (explicativas) e menos <text:span text:style-name="T16">diretas</text:span> (exemplificativas). Se for citação em inglês, citar em inglês e na nota de rodapé fazer a tradução e entre parênteses escrever “tradução nossa” ou de onde veio a tradução. <text:span text:style-name="T24">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puxando a outra, organização textual.</text:span></text:p>
        </text:list-item>
      </text:list>
      <text:p text:style-name="P13"><text:soft-page-break/></text:p>
      <text:p text:style-name="P13"/>
      <text:p text:style-name="P14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14"/>
      <text:p text:style-name="P14">Citações diretas → Curtas (até 3 linhas). Incorporadas ao parágrafo, vem sempre entre aspas, com autor, ano e página. <text:span text:style-name="T25">Se for de página e não tiver página no lugar da página coloca-se (s.p), caso não tenha data coloca-se (s.d). Para citações longas (mais de 3 linhas), destacadas do parágrafo, recuo de 4 cm. Um enter e na linha de baixo, com espaçamento simples na citação, sem aspas, fonte 10, e no final autor, ano, p.</text:span></text:p>
      <text:p text:style-name="P44"/>
      <text:list xml:id="list192627573167025" text:continue-list="list192627561153425" text:style-name="Numbering_20_2">
        <text:list-item>
          <text:h text:style-name="P30" text:outline-level="1">Elementos de referência</text:h>
        </text:list-item>
      </text:list>
      <text:p text:style-name="P42"/>
      <text:p text:style-name="P42"/>
      <text:p text:style-name="P45">→ Autoria: SOBRENOME, <text:s/>+ nome ou inicial do nome + . <office:annotation office:name="__Annotation__618_2062945095"><dc:creator>Felipe Rodrigues</dc:creator><dc:date>2015-02-26T19:23:50.708000000</dc:date><text:list text:style-name=""><text:list-item><text:p text:style-name="P47"><text:span text:style-name="T27">Em negrito</text:span></text:p></text:list-item></text:list></office:annotation>Título do livro:<office:annotation-end office:name="__Annotation__618_2062945095"/> + subtítulo.</text:p>
      <text:p text:style-name="P45">→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.997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2H45M17S</meta:editing-duration>
    <meta:editing-cycles>38</meta:editing-cycles>
    <meta:generator>LibreOffice/4.3.5.2$Windows_x86 LibreOffice_project/3a87456aaa6a95c63eea1c1b3201acedf0751bd5</meta:generator>
    <dc:date>2015-02-26T19:26:26.648000000</dc:date>
    <dc:creator>Felipe Rodrigues</dc:creator>
    <meta:document-statistic meta:table-count="0" meta:image-count="0" meta:object-count="0" meta:page-count="11" meta:paragraph-count="110" meta:word-count="1126" meta:character-count="6826" meta:non-whitespace-character-count="5822"/>
  </office:meta>
</office:document-meta>
</file>